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NamespaceSupport.makeGlob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RootContext.fillNamespaceContext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chemaNamespaceSupport.SchemaNamespaceSupport( SchemaNamespaceSupport nSuppor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hemaNamespaceSupport.getURI( String prefi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chemaNamespaceSupport.SchemaNamespaceSupport( Element schemaRoot , SymbolTable symbolTab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hemaRootContext.fillQName( QName toFill , Node nod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chemaRootContext.declarePrefix(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hemaNamespaceSupport.setEffectiveContext( String [ ] namespaceDecl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chemaRootContext.SchemaRootContext( Element schemaRoot ,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RootContext.getURI(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maNamespaceSupport.getEffectiveLocalCon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